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1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Default" office:value-type="string" calcext:value-type="string">
            <text:p>exact</text:p>
          </table:table-cell>
          <table:table-cell table:style-name="Default" office:value-type="string" calcext:value-type="string">
            <text:p>xor→nand</text:p>
          </table:table-cell>
          <table:table-cell office:value-type="string" calcext:value-type="string">
            <text:p>b=a</text:p>
          </table:table-cell>
          <table:table-cell office:value-type="string" calcext:value-type="string">
            <text:p>Nand=1</text:p>
          </table:table-cell>
          <table:table-cell table:style-name="Default" office:value-type="string" calcext:value-type="string">
            <text:p>sout=!cout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0.000000196282" calcext:value-type="float">
            <text:p>1.96E-07</text:p>
          </table:table-cell>
          <table:table-cell office:value-type="float" office:value="0.000000295628" calcext:value-type="float">
            <text:p>2.96E-07</text:p>
          </table:table-cell>
          <table:table-cell table:style-name="ce1" office:value-type="float" office:value="0.000000185094" calcext:value-type="float">
            <text:p>1.85E-07</text:p>
          </table:table-cell>
          <table:table-cell table:style-name="ce1" office:value-type="float" office:value="0.0000000703462" calcext:value-type="float">
            <text:p>7.03E-08</text:p>
          </table:table-cell>
          <table:table-cell office:value-type="float" office:value="0.000000132545" calcext:value-type="float">
            <text:p>1.33E-07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65803" calcext:value-type="float">
            <text:p>2.66E-07</text:p>
          </table:table-cell>
          <table:table-cell office:value-type="float" office:value="0.000000336938" calcext:value-type="float">
            <text:p>3.37E-07</text:p>
          </table:table-cell>
          <table:table-cell table:style-name="ce1" office:value-type="float" office:value="0.000000254631" calcext:value-type="float">
            <text:p>2.55E-07</text:p>
          </table:table-cell>
          <table:table-cell table:style-name="ce1" office:value-type="float" office:value="0.000000118757" calcext:value-type="float">
            <text:p>1.19E-07</text:p>
          </table:table-cell>
          <table:table-cell office:value-type="float" office:value="0.000000147146" calcext:value-type="float">
            <text:p>1.47E-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265803" calcext:value-type="float">
            <text:p>2.66E-07</text:p>
          </table:table-cell>
          <table:table-cell office:value-type="float" office:value="0.0000001835" calcext:value-type="float">
            <text:p>1.84E-07</text:p>
          </table:table-cell>
          <table:table-cell table:style-name="ce1" office:value-type="float" office:value="0.000000254628" calcext:value-type="float">
            <text:p>2.55E-07</text:p>
          </table:table-cell>
          <table:table-cell table:style-name="ce1" office:value-type="float" office:value="0.000000118754" calcext:value-type="float">
            <text:p>1.19E-07</text:p>
          </table:table-cell>
          <table:table-cell office:value-type="float" office:value="0.000000147146" calcext:value-type="float">
            <text:p>1.47E-0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181615" calcext:value-type="float">
            <text:p>1.82E-07</text:p>
          </table:table-cell>
          <table:table-cell office:value-type="float" office:value="0.000000179199" calcext:value-type="float">
            <text:p>1.79E-07</text:p>
          </table:table-cell>
          <table:table-cell table:style-name="ce1" office:value-type="float" office:value="0.00000017043" calcext:value-type="float">
            <text:p>1.70E-07</text:p>
          </table:table-cell>
          <table:table-cell table:style-name="ce1" office:value-type="float" office:value="0.0000000562105" calcext:value-type="float">
            <text:p>5.62E-08</text:p>
          </table:table-cell>
          <table:table-cell office:value-type="float" office:value="0.000000116004" calcext:value-type="float">
            <text:p>1.16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23124" calcext:value-type="float">
            <text:p>2.23E-07</text:p>
          </table:table-cell>
          <table:table-cell office:value-type="float" office:value="0.00000032247" calcext:value-type="float">
            <text:p>3.22E-07</text:p>
          </table:table-cell>
          <table:table-cell table:number-columns-repeated="2"/>
          <table:table-cell office:value-type="float" office:value="0.000000159387" calcext:value-type="float">
            <text:p>1.59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92649" calcext:value-type="float">
            <text:p>2.93E-07</text:p>
          </table:table-cell>
          <table:table-cell office:value-type="float" office:value="0.000000363778" calcext:value-type="float">
            <text:p>3.64E-07</text:p>
          </table:table-cell>
          <table:table-cell table:number-columns-repeated="2"/>
          <table:table-cell office:value-type="float" office:value="0.000000173988" calcext:value-type="float">
            <text:p>1.74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292645" calcext:value-type="float">
            <text:p>2.93E-07</text:p>
          </table:table-cell>
          <table:table-cell office:value-type="float" office:value="0.000000210327" calcext:value-type="float">
            <text:p>2.10E-07</text:p>
          </table:table-cell>
          <table:table-cell table:number-columns-repeated="2"/>
          <table:table-cell office:value-type="float" office:value="0.000000173988" calcext:value-type="float">
            <text:p>1.74E-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00208457" calcext:value-type="float">
            <text:p>2.08E-07</text:p>
          </table:table-cell>
          <table:table-cell office:value-type="float" office:value="0.000000206041" calcext:value-type="float">
            <text:p>2.06E-07</text:p>
          </table:table-cell>
          <table:table-cell table:number-columns-repeated="2"/>
          <table:table-cell office:value-type="float" office:value="0.000000142846" calcext:value-type="float">
            <text:p>1.43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0223124" calcext:value-type="float">
            <text:p>2.23E-07</text:p>
          </table:table-cell>
          <table:table-cell office:value-type="float" office:value="0.00000032247" calcext:value-type="float">
            <text:p>3.22E-07</text:p>
          </table:table-cell>
          <table:table-cell table:number-columns-repeated="2"/>
          <table:table-cell office:value-type="float" office:value="0.000000159387" calcext:value-type="float">
            <text:p>1.59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92649" calcext:value-type="float">
            <text:p>2.93E-07</text:p>
          </table:table-cell>
          <table:table-cell office:value-type="float" office:value="0.000000363782" calcext:value-type="float">
            <text:p>3.64E-07</text:p>
          </table:table-cell>
          <table:table-cell table:number-columns-repeated="2"/>
          <table:table-cell office:value-type="float" office:value="0.000000173988" calcext:value-type="float">
            <text:p>1.7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292645" calcext:value-type="float">
            <text:p>2.93E-07</text:p>
          </table:table-cell>
          <table:table-cell office:value-type="float" office:value="0.000000210362" calcext:value-type="float">
            <text:p>2.10E-07</text:p>
          </table:table-cell>
          <table:table-cell table:number-columns-repeated="2"/>
          <table:table-cell office:value-type="float" office:value="0.000000173988" calcext:value-type="float">
            <text:p>1.74E-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208457" calcext:value-type="float">
            <text:p>2.08E-07</text:p>
          </table:table-cell>
          <table:table-cell office:value-type="float" office:value="0.000000206041" calcext:value-type="float">
            <text:p>2.06E-07</text:p>
          </table:table-cell>
          <table:table-cell table:number-columns-repeated="2"/>
          <table:table-cell office:value-type="float" office:value="0.000000142846" calcext:value-type="float">
            <text:p>1.43E-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0213123" calcext:value-type="float">
            <text:p>2.13E-07</text:p>
          </table:table-cell>
          <table:table-cell office:value-type="float" office:value="0.000000317712" calcext:value-type="float">
            <text:p>3.18E-07</text:p>
          </table:table-cell>
          <table:table-cell table:style-name="ce1" office:value-type="float" office:value="0.000000206779" calcext:value-type="float">
            <text:p>2.07E-07</text:p>
          </table:table-cell>
          <table:table-cell/>
          <table:table-cell office:value-type="float" office:value="0.000000127909" calcext:value-type="float">
            <text:p>1.28E-0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230488" calcext:value-type="float">
            <text:p>2.30E-07</text:p>
          </table:table-cell>
          <table:table-cell office:value-type="float" office:value="0.000000193676" calcext:value-type="float">
            <text:p>1.94E-07</text:p>
          </table:table-cell>
          <table:table-cell table:style-name="ce1" office:value-type="float" office:value="0.000000224151" calcext:value-type="float">
            <text:p>2.24E-07</text:p>
          </table:table-cell>
          <table:table-cell/>
          <table:table-cell office:value-type="float" office:value="0.000000142792" calcext:value-type="float">
            <text:p>1.43E-07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230488" calcext:value-type="float">
            <text:p>2.30E-07</text:p>
          </table:table-cell>
          <table:table-cell office:value-type="float" office:value="0.000000205988" calcext:value-type="float">
            <text:p>2.06E-07</text:p>
          </table:table-cell>
          <table:table-cell table:style-name="ce1" office:value-type="float" office:value="0.000000224147" calcext:value-type="float">
            <text:p>2.24E-07</text:p>
          </table:table-cell>
          <table:table-cell/>
          <table:table-cell office:value-type="float" office:value="0.000000142792" calcext:value-type="float">
            <text:p>1.43E-07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.000000198448" calcext:value-type="float">
            <text:p>1.98E-07</text:p>
          </table:table-cell>
          <table:table-cell office:value-type="float" office:value="0.000000269584" calcext:value-type="float">
            <text:p>2.70E-07</text:p>
          </table:table-cell>
          <table:table-cell table:style-name="ce1" office:value-type="float" office:value="0.000000192103" calcext:value-type="float">
            <text:p>1.92E-07</text:p>
          </table:table-cell>
          <table:table-cell/>
          <table:table-cell office:value-type="float" office:value="0.000000111254" calcext:value-type="float">
            <text:p>1.11E-07</text:p>
          </table:table-cell>
        </table:table-row>
        <table:table-row table:style-name="ro1">
          <table:table-cell table:number-columns-repeated="4"/>
          <table:table-cell table:formula="of:=AVERAGE([.E2:.E17])" office:value-type="float" office:value="0.0000002384875" calcext:value-type="float">
            <text:p>2.38E-07</text:p>
          </table:table-cell>
          <table:table-cell table:formula="of:=AVERAGE([.F2:.F17])" office:value-type="float" office:value="0.0000002617185" calcext:value-type="float">
            <text:p>2.62E-07</text:p>
          </table:table-cell>
          <table:table-cell table:style-name="ce1" table:formula="of:=AVERAGE([.G2:.G17])" office:value-type="float" office:value="0.000000213995375" calcext:value-type="float">
            <text:p>2.14E-07</text:p>
          </table:table-cell>
          <table:table-cell table:style-name="ce1" table:formula="of:=AVERAGE([.H2:.H5])" office:value-type="float" office:value="0.000000091016925" calcext:value-type="float">
            <text:p>9.10E-08</text:p>
          </table:table-cell>
          <table:table-cell table:formula="of:=AVERAGE([.I2:.I17])" office:value-type="float" office:value="0.000000148000375" calcext:value-type="float">
            <text:p>1.48E-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3T09:52:08.298139556</meta:creation-date>
    <meta:generator>LibreOffice/25.8.4.2$Linux_X86_64 LibreOffice_project/0366609b1de41a39e1896ae41e33c673f2a73802</meta:generator>
    <dc:date>2026-02-03T12:09:00.194227193</dc:date>
    <meta:editing-duration>PT18M22S</meta:editing-duration>
    <meta:editing-cycles>1</meta:editing-cycles>
    <meta:document-statistic meta:table-count="1" meta:cell-count="138" meta:object-count="0"/>
  </office:meta>
</office:document-meta>
</file>